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Consolas" svg:font-family="Consolas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43468c3" officeooo:paragraph-rsid="043468c3"/>
    </style:style>
    <style:style style:name="P5" style:family="paragraph" style:parent-style-name="Heading_20_3">
      <style:text-properties fo:font-size="16pt" officeooo:rsid="045dad61" officeooo:paragraph-rsid="045dad61" style:font-size-asian="16pt" style:font-size-complex="16pt"/>
    </style:style>
    <style:style style:name="P6" style:family="paragraph" style:parent-style-name="Heading_20_3">
      <style:text-properties fo:font-size="16pt" officeooo:rsid="0467e1d5" officeooo:paragraph-rsid="0467e1d5" style:font-size-asian="16pt" style:font-size-complex="16pt"/>
    </style:style>
    <style:style style:name="P7" style:family="paragraph" style:parent-style-name="Heading_20_2">
      <style:text-properties officeooo:paragraph-rsid="03f4cd97"/>
    </style:style>
    <style:style style:name="P8" style:family="paragraph" style:parent-style-name="Heading_20_2">
      <style:text-properties officeooo:rsid="046303ae" officeooo:paragraph-rsid="046303ae"/>
    </style:style>
    <style:style style:name="P9" style:family="paragraph" style:parent-style-name="Standard">
      <style:text-properties officeooo:rsid="045f2036" officeooo:paragraph-rsid="045f2036"/>
    </style:style>
    <style:style style:name="P10" style:family="paragraph" style:parent-style-name="Text_20_body" style:list-style-name="L2">
      <style:text-properties officeooo:paragraph-rsid="03f4cd97"/>
    </style:style>
    <style:style style:name="P11" style:family="paragraph" style:parent-style-name="Text_20_body">
      <style:text-properties officeooo:rsid="043468c3" officeooo:paragraph-rsid="043468c3"/>
    </style:style>
    <style:style style:name="P12" style:family="paragraph" style:parent-style-name="Text_20_body">
      <style:text-properties officeooo:rsid="04545a1c" officeooo:paragraph-rsid="04545a1c"/>
    </style:style>
    <style:style style:name="P13" style:family="paragraph" style:parent-style-name="Text_20_body" style:list-style-name="L3">
      <style:text-properties officeooo:rsid="04545a1c" officeooo:paragraph-rsid="04545a1c"/>
    </style:style>
    <style:style style:name="P14" style:family="paragraph" style:parent-style-name="Text_20_body">
      <style:text-properties officeooo:rsid="0454fc2c" officeooo:paragraph-rsid="0454fc2c"/>
    </style:style>
    <style:style style:name="P15" style:family="paragraph" style:parent-style-name="Text_20_body" style:list-style-name="L4">
      <style:text-properties officeooo:rsid="0454fc2c" officeooo:paragraph-rsid="0454fc2c"/>
    </style:style>
    <style:style style:name="P16" style:family="paragraph" style:parent-style-name="Text_20_body">
      <style:text-properties officeooo:rsid="0456c9c2" officeooo:paragraph-rsid="0456c9c2"/>
    </style:style>
    <style:style style:name="P17" style:family="paragraph" style:parent-style-name="Text_20_body">
      <style:text-properties officeooo:rsid="045867b6" officeooo:paragraph-rsid="045867b6"/>
    </style:style>
    <style:style style:name="P18" style:family="paragraph" style:parent-style-name="Text_20_body">
      <style:text-properties officeooo:rsid="045b7f0e" officeooo:paragraph-rsid="045b7f0e"/>
    </style:style>
    <style:style style:name="P19" style:family="paragraph" style:parent-style-name="Text_20_body" style:list-style-name="L5">
      <style:text-properties officeooo:rsid="045b7f0e" officeooo:paragraph-rsid="045b7f0e"/>
    </style:style>
    <style:style style:name="P20" style:family="paragraph" style:parent-style-name="Text_20_body">
      <style:text-properties officeooo:rsid="045c006c" officeooo:paragraph-rsid="045c006c"/>
    </style:style>
    <style:style style:name="P21" style:family="paragraph" style:parent-style-name="Text_20_body">
      <style:text-properties fo:font-style="normal" officeooo:rsid="045c006c" officeooo:paragraph-rsid="045c006c" style:font-style-asian="normal" style:font-style-complex="normal"/>
    </style:style>
    <style:style style:name="P22" style:family="paragraph" style:parent-style-name="Text_20_body" style:list-style-name="L6">
      <style:text-properties fo:font-style="normal" officeooo:rsid="04658c1d" officeooo:paragraph-rsid="04658c1d" style:font-style-asian="normal" style:font-style-complex="normal"/>
    </style:style>
    <style:style style:name="P23" style:family="paragraph" style:parent-style-name="Text_20_body" style:list-style-name="L2">
      <style:text-properties officeooo:rsid="045da5d9" officeooo:paragraph-rsid="045da5d9"/>
    </style:style>
    <style:style style:name="P24" style:family="paragraph" style:parent-style-name="Text_20_body">
      <style:text-properties officeooo:rsid="045da5d9" officeooo:paragraph-rsid="045da5d9"/>
    </style:style>
    <style:style style:name="P25" style:family="paragraph" style:parent-style-name="Text_20_body">
      <style:text-properties officeooo:rsid="045f2036" officeooo:paragraph-rsid="045f2036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rsid="0456c9c2" officeooo:paragraph-rsid="0456c9c2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rsid="0456c9c2" officeooo:paragraph-rsid="045867b6"/>
    </style:style>
    <style:style style:name="P28" style:family="paragraph" style:parent-style-name="Text_20_body">
      <style:paragraph-properties fo:text-align="start" style:justify-single-word="false" style:writing-mode="lr-tb"/>
      <style:text-properties officeooo:rsid="0456f575" officeooo:paragraph-rsid="045867b6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456c9c2" officeooo:paragraph-rsid="0456c9c2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45720c2" officeooo:paragraph-rsid="045720c2"/>
    </style:style>
    <style:style style:name="P31" style:family="paragraph" style:parent-style-name="Text_20_body">
      <style:paragraph-properties fo:text-align="end" style:justify-single-word="false" style:writing-mode="rl-tb"/>
      <style:text-properties officeooo:rsid="045720c2" officeooo:paragraph-rsid="045867b6"/>
    </style:style>
    <style:style style:name="P32" style:family="paragraph" style:parent-style-name="Text_20_body">
      <style:paragraph-properties fo:margin-left="0in" fo:margin-right="0in" fo:margin-top="0.0807in" fo:margin-bottom="0in" loext:contextual-spacing="false" style:line-height-at-least="0.139in" fo:text-align="end" style:justify-single-word="false" fo:text-indent="0in" style:auto-text-indent="false" style:writing-mode="rl-tb">
        <style:tab-stops>
          <style:tab-stop style:position="0in"/>
        </style:tab-stops>
      </style:paragraph-properties>
      <style:text-properties fo:font-size="12pt" fo:font-weight="normal" officeooo:rsid="045f2036" officeooo:paragraph-rsid="045f2036" style:font-size-asian="10.5pt" style:font-weight-asian="normal" style:font-size-complex="12pt"/>
    </style:style>
    <style:style style:name="P33" style:family="paragraph" style:parent-style-name="Heading_20_1">
      <style:text-properties officeooo:rsid="0453d4d8" officeooo:paragraph-rsid="0453d4d8"/>
    </style:style>
    <style:style style:name="P34" style:family="paragraph" style:parent-style-name="כותרת_20_ותוכן_7e_LT_7e_Gliederung_20_1">
      <style:text-properties fo:font-size="14pt" officeooo:paragraph-rsid="045f2036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33bd0c4"/>
    </style:style>
    <style:style style:name="T3" style:family="text">
      <style:text-properties officeooo:rsid="0453d4d8"/>
    </style:style>
    <style:style style:name="T4" style:family="text">
      <style:text-properties officeooo:rsid="0456f575"/>
    </style:style>
    <style:style style:name="T5" style:family="text">
      <style:text-properties officeooo:rsid="045867b6"/>
    </style:style>
    <style:style style:name="T6" style:family="text">
      <style:text-properties officeooo:rsid="045b7f0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ff" style:font-name="Consolas"/>
    </style:style>
    <style:style style:name="T9" style:family="text">
      <style:text-properties fo:color="#0000ff" style:font-name="Consolas" officeooo:rsid="045f2036"/>
    </style:style>
    <style:style style:name="T10" style:family="text">
      <style:text-properties style:font-name="Consolas"/>
    </style:style>
    <style:style style:name="T11" style:family="text">
      <style:text-properties style:font-name="Consolas" officeooo:rsid="045f2036"/>
    </style:style>
    <style:style style:name="T12" style:family="text">
      <style:text-properties style:font-name="Consolas" officeooo:rsid="04617c27"/>
    </style:style>
    <style:style style:name="T13" style:family="text">
      <style:text-properties officeooo:rsid="045f3a63"/>
    </style:style>
    <style:style style:name="T14" style:family="text">
      <style:text-properties officeooo:rsid="04612a77"/>
    </style:style>
    <style:style style:name="T15" style:family="text">
      <style:text-properties officeooo:rsid="04667578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ירושה</text:h>
      <text:p text:style-name="P12">ירושה בשפת ++C עובדת, בגדול, באופן דומה ל-Java. שני הבדלים חשובים הם:</text:p>
      <text:list xml:id="list1983011211373016392" text:style-name="L3">
        <text:list-item>
          <text:p text:style-name="P13">אין ממשקים.</text:p>
        </text:list-item>
        <text:list-item>
          <text:p text:style-name="P13">יש ירושה מרובה - מחלקה אחת יכולה לרשת כמה מחלקות.</text:p>
        </text:list-item>
      </text:list>
      <text:p text:style-name="P12"><text:span text:style-name="T1">הערה על ג'אבה</text:span>: בג'אבה, הממשקים ממלאים את התפקיד של ירושה - מחלקה אחת יכולה אמנם לרשת רק מחלקה אחת, אבל לממש אפס או יותר ממשקים. מג'אבה 8 ומעלה, ממשקים יכולים לכלול גם מימושים של שיטות, כך שזה מאפשר ירושה מרובה כמעט כמו ב-++C. ההבדל היחיד שנשאר הוא שבג'אבה אי-אפשר לעשות ירושה מרובה של שדות. אבל האפשרות הזאת ממילא לא מאד שימושית.</text:p>
      <text:p text:style-name="P14">למה בכלל משתמשים בירושה? [תזכורת]</text:p>
      <text:list xml:id="list7131930834748576947" text:style-name="L4">
        <text:list-item>
          <text:p text:style-name="P15">כדי שהתוכנית שלנו תשקף את המציאות: ירושה מבטאת קשר של "is-a" -- "הוא סוג של". <text:s text:c="2"/>למשל, אם המחלקה של "מנהל" יורשת את המחלקה של "עובד", זה מעביר את המסר של "מנהל הוא סוג של עובד".</text:p>
        </text:list-item>
        <text:list-item>
          <text:p text:style-name="P15">כדי להשיג פולימורפיזם בזמן ריצה - ע"י החלפת שיטות (overriding). <text:s text:c="2"/>בניגוד לפולימורפיזם בזמן קומפילציה שמשיגים ע"י העמסת שיטות (overloading).</text:p>
        </text:list-item>
      </text:list>
      <text:p text:style-name="P14"/>
      <text:p text:style-name="Heading_20_2">איך זה עובד?</text:p>
      <text:p text:style-name="P16">נניח שהגדרנו מחלקה המייצגת <text:span text:style-name="T5">עובד</text:span>:</text:p>
      <text:p text:style-name="P26">class <text:span text:style-name="T5">Employer</text:span> { </text:p>
      <text:p text:style-name="P26"><text:s text:c="4"/>string _name;</text:p>
      <text:p text:style-name="P26"><text:s text:c="4"/>int _id;</text:p>
      <text:p text:style-name="P26">public:</text:p>
      <text:p text:style-name="P26"><text:s text:c="4"/>Person(string name);</text:p>
      <text:p text:style-name="P26"><text:s text:c="4"/>string getName();</text:p>
      <text:p text:style-name="P26"><text:s text:c="4"/>string getId(); <text:s text:c="2"/>// ... </text:p>
      <text:p text:style-name="P26">}</text:p>
      <text:p text:style-name="P29">ואנחנו רוצים להגדיר גם מחלקה המייצגת מתכנת. אפשר להגדיר אותה כך:</text:p>
      <text:p text:style-name="P27">class Programmer: <text:span text:style-name="T4">public Employer</text:span> {</text:p>
      <text:p text:style-name="P26"><text:s text:c="3"/><text:span text:style-name="T4">string _company;</text:span></text:p>
      <text:p text:style-name="P28"><text:s text:c="3"/>Programmer(string name, string company): <text:span text:style-name="T5">Employer</text:span>(name), _company(company) {}</text:p>
      <text:p text:style-name="P26">}</text:p>
      <text:p text:style-name="P31">עכשיו לעצם מסוג Programmer יש גישה לשיטות של <text:span text:style-name="T5">Employer</text:span> - getName, getId.</text:p>
      <text:p text:style-name="P30"/>
      <text:p text:style-name="P5">שדות מוגנים</text:p>
      <text:p text:style-name="P17">כפי שהגדרנו את המחלקה <text:s/>Employer, המחלקה היורשת Programmer לא יכולה לגשת לשדות הפרטיים שלה - _name, _id. <text:s/>במקרים רבים זה הגיוני, אבל אם רוצים לשנות את זה - המחלקה Employer צריכה להגדיר את השדות האלה כ-protected - להוסיף "protected" ונקודתיים לפני הגדרת המשתנים.</text:p>
      <text:p text:style-name="P17"/>
      <text:p text:style-name="Heading_20_2"><text:span text:style-name="T6">בניה ופירוק</text:span></text:p>
      <text:p text:style-name="P20"><text:span text:style-name="T1">הבנאים</text:span> לא עוברים בירושה: אם למחלקה Employer יש כמה בנאים, ולא הגדרנו שום בנאי למחלקה Programmer - אז למחלקה Programmer יש רק בנאי בלי פרמטרים - היא לא יורשת את הבנאים של Employer.</text:p>
      <text:p text:style-name="P18">כשבונים עצם ממחלקה מסויימת, חייבים קודם לבנות עצם מהמחלקה המורישה (למעשה, יש עצם נסתר מהמחלקה המורישה בתוך המחלקה היורשת). <text:s text:c="2"/>איך עושים את זה?</text:p>
      <text:list xml:id="list7083312087374167805" text:style-name="L5">
        <text:list-item>
          <text:p text:style-name="P19">אפשרות אחת היא לקרוא בפירוש לבנאי של המחלקה המורישה ברשימת האיתחול.</text:p>
        </text:list-item>
        <text:list-item>
          <text:p text:style-name="P19">אם לא קוראים בפירוש לבנאי של המחלקה המורישה - הקומפיילר יקרא אוטומטית לבנאי בלי פרמטרים, אם קיים <text:span text:style-name="T7">(מה יקרה אם אין?)</text:span></text:p>
        </text:list-item>
      </text:list>
      <text:p text:style-name="P21"><text:span text:style-name="T1">המפרק </text:span>גם-כן לא עובר בירושה. כשעצם מהמחלקה Programmer מתפרק, הקומפיילר מפרק אותו ואחר-כך קורא למפרק של Employer באופן אוטומטי.</text:p>
      <text:list xml:id="list8429489086756287317" text:style-name="L6">
        <text:list-item>
          <text:p text:style-name="P22">שימו לב - סדר הבניה הוא מהמוריש ליורש; <text:s text:c="2"/>סדר הפירוק הוא מהיורש למוריש (כמו <text:span text:style-name="T15">בהרכבה</text:span>).</text:p>
        </text:list-item>
      </text:list>
      <text:p text:style-name="P21"><text:span text:style-name="T1">אופרטור השמה</text:span> - טכנית עובר בירושה, אבל מעשית - אי אפשר להתשתמש באופרטור-השמה של המחלקה המורישה, כי הקומפיילר יוצר אוטומטית אופרטור-השמה חדש שמסתיר אותו.</text:p>
      <text:p text:style-name="P21"/>
      <text:p text:style-name="P5">ירושה ציבורית, מוגנת ופרטית</text:p>
      <text:p text:style-name="P25">כשכותבים מחלקה יורשת, ניתן להגדיר בקרת-גישה למחלקה המורישה:</text:p>
      <text:p text:style-name="P34"><text:span text:style-name="T9">class</text:span><text:span text:style-name="T11"> Programmer : </text:span><text:span text:style-name="T9">public</text:span><text:span text:style-name="T11"> Employee<text:line-break/></text:span><text:span text:style-name="T9">class</text:span><text:span text:style-name="T11"> Programmer : </text:span><text:span text:style-name="T9">protected </text:span><text:span text:style-name="T11">Employee<text:line-break/></text:span><text:span text:style-name="T8">class</text:span><text:span text:style-name="T10"> Programmer : </text:span><text:span text:style-name="T8">private </text:span><text:span text:style-name="T11">Employee</text:span><text:span text:style-name="T12"> <text:s text:c="3"/>// default</text:span></text:p>
      <text:p text:style-name="P32">כדי להבין מה זה אומר, נזכור שבאופן טכני, ירושה מתבצעת ע"י יצירת שדה מהסוג של המחלקה המורישה, בתוך המחלקה היורשת.</text:p>
      <text:p text:style-name="P32">בדיוק כמו כל שאר השדות, גם השדה הזה יכול להיות ציבורי, מוגן או פרטי.</text:p>
      <text:p text:style-name="P32">ברירת המחדל כשמחלקה יורשת מחלקה אחרת היא private - בדיוק כמו שדות רגילים. <text:s/>אבל במצב זה, אין אפשרות לעצם מחוץ למחלקה, להשתמש בשיטות של המחלקה המורישה.<text:span text:style-name="T14"> <text:s text:c="3"/>במצב רגיל </text:span>אנחנו מעדיפים שהירושה תהיה public<text:span text:style-name="T14">, ויש לציין זאת בפירוש.</text:span></text:p>
      <text:p text:style-name="P9"/>
      <text:p text:style-name="P6">החלפה - overriding</text:p>
      <text:p text:style-name="Text_20_body">[המשך יבוא]</text:p>
      <text:p text:style-name="P8"/>
      <text:p text:style-name="P7">מקורות</text:p>
      <text:list xml:id="list1529244831715177397" text:style-name="L2">
        <text:list-item>
          <text:p text:style-name="P10">מצג<text:span text:style-name="T3">ו</text:span>ת של<text:span text:style-name="T2"> </text:span>אופיר פלא<text:span text:style-name="T3"> ומירי בן-ניסן.</text:span></text:p>
        </text:list-item>
        <text:list-item>
          <text:p text:style-name="P23">ירושה של אופרטור השמה https://stackoverflow.com/q/12009865/827927</text:p>
        </text:list-item>
      </text:list>
      <text:p text:style-name="P24"/>
      <text:p text:style-name="P4"/>
      <text:p text:style-name="P4"/>
      <text:p text:style-name="P3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Consolas" svg:font-family="Consolas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Gliederung_20_1" style:display-name="שקופית כותרת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Gliederung_20_2" style:display-name="שקופית כותרת~LT~Gliederung 2" style:family="paragraph" style:parent-style-name="שקופית_20_כותרת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3" style:display-name="שקופית כותרת~LT~Gliederung 3" style:family="paragraph" style:parent-style-name="שקופית_20_כותרת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4" style:display-name="שקופית כותרת~LT~Gliederung 4" style:family="paragraph" style:parent-style-name="שקופית_20_כותרת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5" style:display-name="שקופית כותרת~LT~Gliederung 5" style:family="paragraph" style:parent-style-name="שקופית_20_כותרת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6" style:display-name="שקופית כותרת~LT~Gliederung 6" style:family="paragraph" style:parent-style-name="שקופית_20_כותרת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7" style:display-name="שקופית כותרת~LT~Gliederung 7" style:family="paragraph" style:parent-style-name="שקופית_20_כותרת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8" style:display-name="שקופית כותרת~LT~Gliederung 8" style:family="paragraph" style:parent-style-name="שקופית_20_כותרת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9" style:display-name="שקופית כותרת~LT~Gliederung 9" style:family="paragraph" style:parent-style-name="שקופית_20_כותרת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Titel" style:display-name="שקופית כותרת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Untertitel" style:display-name="שקופית 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Notizen" style:display-name="שקופית 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Hintergrundobjekte" style:display-name="שקופית 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Hintergrund" style:display-name="שקופית 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Gliederung_20_1" style:display-name="כותרת ותוכן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Gliederung_20_2" style:display-name="כותרת ותוכן~LT~Gliederung 2" style:family="paragraph" style:parent-style-name="כותרת_20_ותוכן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3" style:display-name="כותרת ותוכן~LT~Gliederung 3" style:family="paragraph" style:parent-style-name="כותרת_20_ותוכן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4" style:display-name="כותרת ותוכן~LT~Gliederung 4" style:family="paragraph" style:parent-style-name="כותרת_20_ותוכן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5" style:display-name="כותרת ותוכן~LT~Gliederung 5" style:family="paragraph" style:parent-style-name="כותרת_20_ותוכן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6" style:display-name="כותרת ותוכן~LT~Gliederung 6" style:family="paragraph" style:parent-style-name="כותרת_20_ותוכן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7" style:display-name="כותרת ותוכן~LT~Gliederung 7" style:family="paragraph" style:parent-style-name="כותרת_20_ותוכן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8" style:display-name="כותרת ותוכן~LT~Gliederung 8" style:family="paragraph" style:parent-style-name="כותרת_20_ותוכן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9" style:display-name="כותרת ותוכן~LT~Gliederung 9" style:family="paragraph" style:parent-style-name="כותרת_20_ותוכן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Titel" style:display-name="כותרת ותוכן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Untertitel" style:display-name="כותרת 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Notizen" style:display-name="כותרת 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Hintergrundobjekte" style:display-name="כותרת 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Hintergrund" style:display-name="כותרת 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Gliederung_20_1" style:display-name="שני תכנים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Gliederung_20_2" style:display-name="שני תכנים~LT~Gliederung 2" style:family="paragraph" style:parent-style-name="שני_20_תכנים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3" style:display-name="שני תכנים~LT~Gliederung 3" style:family="paragraph" style:parent-style-name="שני_20_תכנים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4" style:display-name="שני תכנים~LT~Gliederung 4" style:family="paragraph" style:parent-style-name="שני_20_תכנים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5" style:display-name="שני תכנים~LT~Gliederung 5" style:family="paragraph" style:parent-style-name="שני_20_תכנים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6" style:display-name="שני תכנים~LT~Gliederung 6" style:family="paragraph" style:parent-style-name="שני_20_תכנים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7" style:display-name="שני תכנים~LT~Gliederung 7" style:family="paragraph" style:parent-style-name="שני_20_תכנים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8" style:display-name="שני תכנים~LT~Gliederung 8" style:family="paragraph" style:parent-style-name="שני_20_תכנים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9" style:display-name="שני תכנים~LT~Gliederung 9" style:family="paragraph" style:parent-style-name="שני_20_תכנים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Titel" style:display-name="שני תכנים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Untertitel" style:display-name="שני 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Notizen" style:display-name="שני 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Hintergrundobjekte" style:display-name="שני 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Hintergrund" style:display-name="שני 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Gliederung_20_1" style:display-name="כותרת בלבד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Gliederung_20_2" style:display-name="כותרת בלבד~LT~Gliederung 2" style:family="paragraph" style:parent-style-name="כותרת_20_בלבד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3" style:display-name="כותרת בלבד~LT~Gliederung 3" style:family="paragraph" style:parent-style-name="כותרת_20_בלבד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4" style:display-name="כותרת בלבד~LT~Gliederung 4" style:family="paragraph" style:parent-style-name="כותרת_20_בלבד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5" style:display-name="כותרת בלבד~LT~Gliederung 5" style:family="paragraph" style:parent-style-name="כותרת_20_בלבד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6" style:display-name="כותרת בלבד~LT~Gliederung 6" style:family="paragraph" style:parent-style-name="כותרת_20_בלבד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7" style:display-name="כותרת בלבד~LT~Gliederung 7" style:family="paragraph" style:parent-style-name="כותרת_20_בלבד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8" style:display-name="כותרת בלבד~LT~Gliederung 8" style:family="paragraph" style:parent-style-name="כותרת_20_בלבד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9" style:display-name="כותרת בלבד~LT~Gliederung 9" style:family="paragraph" style:parent-style-name="כותרת_20_בלבד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Titel" style:display-name="כותרת בלבד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Untertitel" style:display-name="כותרת 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Notizen" style:display-name="כותרת 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Hintergrundobjekte" style:display-name="כותרת 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Hintergrund" style:display-name="כותרת 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11T12:10:10.945022685</dc:date>
    <meta:editing-duration>P8DT12H6M29S</meta:editing-duration>
    <meta:editing-cycles>1022</meta:editing-cycles>
    <meta:document-statistic meta:table-count="0" meta:image-count="0" meta:object-count="0" meta:page-count="1" meta:paragraph-count="48" meta:word-count="537" meta:character-count="3186" meta:non-whitespace-character-count="2659"/>
  </office:meta>
</office:document-meta>
</file>